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loext:graphic-properties draw:fill="none"/>
      <style:paragraph-properties fo:margin-left="-0.9cm" fo:margin-right="-1cm" fo:text-indent="0cm" style:auto-text-indent="false" fo:background-color="transparent"/>
      <style:text-properties style:font-name="Liberation Serif" fo:font-size="12pt" officeooo:rsid="000965e0" officeooo:paragraph-rsid="0009bad8" style:font-size-asian="12pt" style:font-size-complex="12pt"/>
    </style:style>
    <style:style style:name="P2" style:family="paragraph" style:parent-style-name="Preformatted_20_Text">
      <loext:graphic-properties draw:fill="none"/>
      <style:paragraph-properties fo:margin-left="-0.9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3" style:family="paragraph" style:parent-style-name="Preformatted_20_Text">
      <style:text-properties style:font-name="FreeMono" fo:font-size="10pt" officeooo:paragraph-rsid="0009bad8" style:font-size-asian="10pt" style:font-size-complex="10pt"/>
    </style:style>
    <style:style style:name="P4" style:family="paragraph" style:parent-style-name="Preformatted_20_Text">
      <style:text-properties style:font-name="FreeMono" fo:font-size="10pt" style:font-size-asian="10pt" style:font-size-complex="10pt"/>
    </style:style>
    <style:style style:name="P5" style:family="paragraph" style:parent-style-name="Preformatted_20_Text">
      <loext:graphic-properties draw:fill="none"/>
      <style:paragraph-properties fo:margin-left="0cm" fo:margin-right="-1cm" fo:text-indent="0cm" style:auto-text-indent="false" fo:background-color="transparent"/>
      <style:text-properties style:font-name="FreeMono" fo:font-size="10pt" officeooo:rsid="000965e0" officeooo:paragraph-rsid="0009bad8" style:font-size-asian="10pt" style:font-size-complex="10pt"/>
    </style:style>
    <style:style style:name="P6" style:family="paragraph" style:parent-style-name="Standard">
      <loext:graphic-properties draw:fill="none"/>
      <style:paragraph-properties fo:margin-left="-0.9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7" style:family="paragraph" style:parent-style-name="Standard">
      <loext:graphic-properties draw:fill="none"/>
      <style:paragraph-properties fo:margin-left="-0.9cm" fo:margin-right="-1cm" fo:text-indent="0cm" style:auto-text-indent="false" fo:background-color="transparent"/>
      <style:text-properties style:font-name="FreeMono" officeooo:paragraph-rsid="0009bad8"/>
    </style:style>
    <style:style style:name="P8" style:family="paragraph" style:parent-style-name="Table_20_Contents">
      <style:text-properties style:font-name="FreeMono" fo:font-size="10pt" officeooo:paragraph-rsid="0009bad8" style:font-size-asian="10pt" style:font-size-complex="10pt"/>
    </style:style>
    <style:style style:name="P9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style:font-name="FreeMono" fo:font-size="10pt" officeooo:rsid="000965e0" officeooo:paragraph-rsid="0009bad8" style:font-size-asian="10pt" style:font-size-complex="10pt"/>
    </style:style>
    <style:style style:name="P10" style:family="paragraph" style:parent-style-name="Text_20_body" style:master-page-name="">
      <loext:graphic-properties draw:fill="none"/>
      <style:paragraph-properties fo:margin-left="-0.9cm" fo:margin-right="-1cm" fo:text-indent="0cm" style:auto-text-indent="false" style:page-number="auto" fo:background-color="transparent"/>
      <style:text-properties fo:color="#000000" loext:opacity="100%" style:font-name="Liberation Serif" fo:font-style="normal" style:text-underline-style="none" fo:font-weight="bold" officeooo:rsid="00084882" officeooo:paragraph-rsid="0009bad8" style:font-style-asian="normal" style:font-weight-asian="bold" style:font-style-complex="normal" style:font-weight-complex="bold"/>
    </style:style>
    <style:style style:name="P11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tyle="normal" style:text-underline-style="none" fo:font-weight="bold" officeooo:rsid="00084882" officeooo:paragraph-rsid="0009bad8" style:font-style-asian="normal" style:font-weight-asian="bold" style:font-style-complex="normal" style:font-weight-complex="bold"/>
    </style:style>
    <style:style style:name="P12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officeooo:paragraph-rsid="0009bad8"/>
    </style:style>
    <style:style style:name="P13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style:font-name="Liberation Serif" officeooo:paragraph-rsid="0009bad8"/>
    </style:style>
    <style:style style:name="T1" style:family="text">
      <style:text-properties fo:color="#000000" loext:opacity="100%" style:font-name="Liberation Serif" fo:font-style="normal" style:text-underline-style="none" fo:font-weight="bold" officeooo:rsid="00084882" style:font-style-asian="normal" style:font-weight-asian="bold" style:font-style-complex="normal" style:font-weight-complex="bold"/>
    </style:style>
    <style:style style:name="T2" style:family="text">
      <style:text-properties fo:color="#000000" loext:opacity="100%" style:font-name="Liberation Serif" fo:font-style="normal" style:text-underline-style="none" fo:font-weight="bold" officeooo:rsid="0009bad8" style:font-style-asian="normal" style:font-weight-asian="bold" style:font-style-complex="normal" style:font-weight-complex="bold"/>
    </style:style>
    <style:style style:name="T3" style:family="text">
      <style:text-properties fo:color="#000000" loext:opacity="100%" style:font-name="Liberation Serif" fo:font-style="normal" style:text-underline-style="none" style:font-style-asian="normal" style:font-style-complex="normal"/>
    </style:style>
    <style:style style:name="T4" style:family="text">
      <style:text-properties fo:color="#000000" loext:opacity="100%" style:font-name="Liberation Serif" fo:font-style="normal" style:text-underline-style="none" officeooo:rsid="00084882" style:font-style-asian="normal" style:font-style-complex="normal"/>
    </style:style>
    <style:style style:name="T5" style:family="text">
      <style:text-properties fo:color="#000000" loext:opacity="100%"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style:font-name="Liberation Serif" fo:font-style="normal" style:text-underline-style="none" fo:font-weight="normal" officeooo:rsid="00084882" style:font-style-asian="normal" style:font-weight-asian="normal" style:font-style-complex="normal" style:font-weight-complex="normal"/>
    </style:style>
    <style:style style:name="T7" style:family="text">
      <style:text-properties fo:color="#000000" loext:opacity="100%" style:font-name="Liberation Serif" style:text-underline-style="none" fo:font-weight="bold" style:font-weight-asian="bold" style:font-weight-complex="bold"/>
    </style:style>
    <style:style style:name="T8" style:family="text">
      <style:text-properties fo:color="#000000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09ba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ame: Kushal Kishor Shankhapal</text:p>
      <text:p text:style-name="P11"/>
      <text:p text:style-name="P12"><text:a xlink:type="simple" xlink:href="https://github.com/Kushal-Dev94/SPPU_Lab_Assignments/tree/main/LP3/Group_A_1_Conflation_Algorithm" text:style-name="Internet_20_link" text:visited-style-name="Visited_20_Internet_20_Link"><text:span text:style-name="T1">Group A, Assignment </text:span></text:a><text:a xlink:type="simple" xlink:href="https://github.com/Kushal-Dev94/SPPU_Lab_Assignments/tree/main/LP3/Group_A_1_Conflation_Algorithm" text:style-name="Internet_20_link" text:visited-style-name="Visited_20_Internet_20_Link"><text:span text:style-name="T2">2</text:span></text:a><text:a xlink:type="simple" xlink:href="https://github.com/Kushal-Dev94/SPPU_Lab_Assignments/tree/main/LP3/Group_A_1_Conflation_Algorithm" text:style-name="Internet_20_link" text:visited-style-name="Visited_20_Internet_20_Link"><text:span text:style-name="T1">: </text:span></text:a><text:a xlink:type="simple" xlink:href="https://github.com/Kushal-Dev94/SPPU_Lab_Assignments/tree/main/LP3/Group_A_1_Conflation_Algorithm" text:style-name="Internet_20_link" text:visited-style-name="Visited_20_Internet_20_Link"><text:span text:style-name="T3"><text:s/></text:span></text:a><text:bookmark text:name="file-name-id-wide1"/><text:span text:style-name="T4">Single Pass Algorithm</text:span></text:p>
      <text:p text:style-name="P13"><text:span text:style-name="T8">Problem Statement:</text:span></text:p>
      <text:p text:style-name="P13"><text:span text:style-name="T9">Implement Single-pass Algorithm for clustering of files.</text:span></text:p>
      <text:p text:style-name="P13"><text:span text:style-name="T9"/></text:p>
      <text:p text:style-name="P7"><text:a xlink:type="simple" xlink:href="https://github.com/Kushal-Dev94/SPPU_Lab_Assignments/blob/main/LP3/Group_A_2_Single_Pass_Algorithm/SPC.cpp" text:style-name="Internet_20_link" text:visited-style-name="Visited_20_Internet_20_Link"><text:span text:style-name="T7">SPC.cpp</text:span></text:a></text:p>
      <text:p text:style-name="P7"/>
      <text:p text:style-name="P2">#include &lt;iostream&gt;</text:p>
      <text:p text:style-name="P4">#include &lt;vector&gt;</text:p>
      <text:p text:style-name="P4">#include &lt;set&gt;</text:p>
      <text:p text:style-name="P4">#include &lt;string&gt;</text:p>
      <text:p text:style-name="P4">#include &lt;cmath&gt;</text:p>
      <text:p text:style-name="P4"/>
      <text:p text:style-name="P4">using namespace std;</text:p>
      <text:p text:style-name="P4"/>
      <text:p text:style-name="P4">// Compute Dice Coefficient between two sets</text:p>
      <text:p text:style-name="P4">double diceCoefficient(const set&lt;string&gt; &amp;A, const set&lt;string&gt; &amp;B) {</text:p>
      <text:p text:style-name="P4"><text:s text:c="4"/>int intersection_size = 0;</text:p>
      <text:p text:style-name="P4"><text:s text:c="4"/>for (const auto &amp;elem : A) {</text:p>
      <text:p text:style-name="P4"><text:s text:c="8"/>if (B.find(elem) != B.end()) {</text:p>
      <text:p text:style-name="P4"><text:s text:c="12"/>intersection_size++;</text:p>
      <text:p text:style-name="P4"><text:s text:c="8"/>}</text:p>
      <text:p text:style-name="P4"><text:s text:c="4"/>}</text:p>
      <text:p text:style-name="P4"><text:s text:c="4"/>return (2.0 * intersection_size) / (A.size() + B.size());</text:p>
      <text:p text:style-name="P4">}</text:p>
      <text:p text:style-name="P4"/>
      <text:p text:style-name="P4">// Single Pass Clustering</text:p>
      <text:p text:style-name="P4">void singlePassClustering(const vector&lt;set&lt;string&gt;&gt; &amp;documents, double threshold, vector&lt;vector&lt;int&gt;&gt; &amp;clusters) {</text:p>
      <text:p text:style-name="P4"><text:s text:c="4"/>for (int i = 0; i &lt; (int)documents.size(); i++) {</text:p>
      <text:p text:style-name="P4"><text:s text:c="8"/>bool assigned = false;</text:p>
      <text:p text:style-name="P4"><text:s text:c="8"/>for (int c = 0; c &lt; (int)clusters.size(); c++) {</text:p>
      <text:p text:style-name="P4"><text:s text:c="12"/>// Compare with cluster representative (first doc in cluster)</text:p>
      <text:p text:style-name="P4"><text:s text:c="12"/>int repIndex = clusters[c][0];</text:p>
      <text:p text:style-name="P4"><text:s text:c="12"/>double sim = diceCoefficient(documents[i], documents[repIndex]);</text:p>
      <text:p text:style-name="P4"><text:s text:c="12"/>if (sim &gt;= threshold) {</text:p>
      <text:p text:style-name="P4"><text:s text:c="16"/>cout &lt;&lt; i + 1 &lt;&lt;": Added into existing Cluster: Cluster "&lt;&lt; c &lt;&lt; ", repIndex " &lt;&lt; repIndex &lt;&lt; ", Threshold: " &lt;&lt; threshold &lt;&lt; "\n";</text:p>
      <text:p text:style-name="P4"><text:s text:c="16"/>clusters[c].push_back(i);</text:p>
      <text:p text:style-name="P4"><text:s text:c="16"/>assigned = true;</text:p>
      <text:p text:style-name="P4"><text:s text:c="16"/>break;</text:p>
      <text:p text:style-name="P4"><text:s text:c="12"/>}</text:p>
      <text:p text:style-name="P4"><text:s text:c="8"/>}</text:p>
      <text:p text:style-name="P4"><text:s text:c="8"/>if (!assigned) {</text:p>
      <text:p text:style-name="P4"><text:s text:c="12"/>cout &lt;&lt; i + 1 &lt;&lt;": Created New Cluster, Threshold: " &lt;&lt; threshold &lt;&lt; "\n";</text:p>
      <text:p text:style-name="P4"><text:s text:c="12"/>clusters.push_back({i}); <text:s/>// Create new cluster</text:p>
      <text:p text:style-name="P4"><text:s text:c="8"/>}</text:p>
      <text:p text:style-name="P4"><text:s text:c="4"/>}</text:p>
      <text:p text:style-name="P4">}</text:p>
      <text:p text:style-name="P4"/>
      <text:p text:style-name="P4">int main() {</text:p>
      <text:p text:style-name="P4"><text:s text:c="4"/>// Document representatives (each document as a set of tokens)</text:p>
      <text:p text:style-name="P4"><text:s text:c="4"/>vector&lt;set&lt;string&gt;&gt; documents = {</text:p>
      <text:p text:style-name="P4"><text:s text:c="8"/>{"data", "mining", "clustering", "algorithm"}, <text:s text:c="3"/>// Doc 0</text:p>
      <text:p text:style-name="P4"><text:s text:c="8"/>{"data", "clustering", "analysis", "method"}, <text:s text:c="4"/>// Doc 1</text:p>
      <text:p text:style-name="P4"><text:s text:c="8"/>{"machine", "learning", "algorithm", "model"}, <text:s text:c="3"/>// Doc 2</text:p>
      <text:p text:style-name="P4"><text:s text:c="8"/>{"mining", "data", "model", "analysis"}, <text:s text:c="9"/>// Doc 3</text:p>
      <text:p text:style-name="P4"><text:s text:c="8"/>{"graph", "network", "clustering", "algorithm"} <text:s text:c="2"/>// Doc 4</text:p>
      <text:p text:style-name="P4"><text:s text:c="4"/>};</text:p>
      <text:p text:style-name="P4"/>
      <text:p text:style-name="P4"><text:s text:c="4"/>double threshold = 0.50;</text:p>
      <text:p text:style-name="P4"><text:s text:c="4"/>vector&lt;vector&lt;int&gt;&gt; clusters;</text:p>
      <text:p text:style-name="P4"><text:soft-page-break/></text:p>
      <text:p text:style-name="P4"><text:s text:c="4"/>singlePassClustering(documents, threshold, clusters);</text:p>
      <text:p text:style-name="P4"/>
      <text:p text:style-name="P4"><text:s text:c="4"/>// Output clusters</text:p>
      <text:p text:style-name="P4"><text:s text:c="4"/>cout &lt;&lt; "Clusters formed with threshold = " &lt;&lt; threshold &lt;&lt; ":\n";</text:p>
      <text:p text:style-name="P4"><text:s text:c="4"/>for (int i = 0; i &lt; (int)clusters.size(); i++) {</text:p>
      <text:p text:style-name="P4"><text:s text:c="8"/>cout &lt;&lt; "Cluster " &lt;&lt; i + 1 &lt;&lt; ": ";</text:p>
      <text:p text:style-name="P4"><text:s text:c="8"/>for (int docID : clusters[i]) {</text:p>
      <text:p text:style-name="P4"><text:s text:c="12"/>cout &lt;&lt; docID + 1 &lt;&lt; " "; <text:s/>// Document numbering from 1</text:p>
      <text:p text:style-name="P4"><text:s text:c="8"/>}</text:p>
      <text:p text:style-name="P4"><text:s text:c="8"/>cout &lt;&lt; "\n";</text:p>
      <text:p text:style-name="P4"><text:s text:c="4"/>}</text:p>
      <text:p text:style-name="P4"/>
      <text:p text:style-name="P4"><text:s text:c="4"/>return 0;</text:p>
      <text:p text:style-name="P4">}</text:p>
      <text:p text:style-name="P4"/>
      <text:h text:style-name="P1" text:outline-level="1"><text:span text:style-name="T10">O</text:span>utput:</text:h>
      <text:p text:style-name="P3">1: Created New Cluster, Threshold: 0.5</text:p>
      <text:p text:style-name="P3">2: Added into existing Cluster: Cluster 0, repIndex 0, Threshold: 0.5</text:p>
      <text:p text:style-name="P3">3: Created New Cluster, Threshold: 0.5</text:p>
      <text:p text:style-name="P3">4: Added into existing Cluster: Cluster 0, repIndex 0, Threshold: 0.5</text:p>
      <text:p text:style-name="P3">5: Added into existing Cluster: Cluster 0, repIndex 0, Threshold: 0.5</text:p>
      <text:p text:style-name="P3">Clusters formed with threshold = 0.5:</text:p>
      <text:p text:style-name="P3">Cluster 1: 1 2 4 5 </text:p>
      <text:p text:style-name="P5">Cluster 2: 3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4:21:44.661720029</meta:creation-date>
    <dc:date>2025-10-01T14:29:58.916816786</dc:date>
    <meta:editing-duration>PT8M15S</meta:editing-duration>
    <meta:editing-cycles>1</meta:editing-cycles>
    <meta:document-statistic meta:table-count="0" meta:image-count="0" meta:object-count="0" meta:page-count="2" meta:paragraph-count="74" meta:word-count="383" meta:character-count="2802" meta:non-whitespace-character-count="2099"/>
    <meta:generator>LibreOffice/7.3.7.2$Linux_X86_64 LibreOffice_project/30$Build-2</meta:generator>
  </office:meta>
</office:document-meta>
</file>